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21" office:value-type="string" calcext:value-type="string">
            <text:p>/commands/{id}/date[/]</text:p>
          </table:table-cell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/>
          <table:table-cell table:style-name="ce19" office:value-type="string" calcext:value-type="string">
            <text:p>/commands/{id}/pay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{id}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command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s/{id}/auth</text:p>
          </table:table-cell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{id}[/]</text:p>
          </table:table-cell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/client/{id}/commands[/]</text:p>
          </table:table-cell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/>
          <table:table-cell table:style-name="ce19" office:value-type="string" calcext:value-type="string">
            <text:p>/client/register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4:01:45.932416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5T17:18:35.169918311</dc:date>
    <meta:editing-duration>PT13H39M18S</meta:editing-duration>
    <meta:editing-cycles>36</meta:editing-cycles>
    <meta:document-statistic meta:table-count="1" meta:cell-count="206" meta:object-count="0"/>
  </office:meta>
</office:document-meta>
</file>